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Times New Roman1" svg:font-family="'Times New Roman'"/>
    <style:font-face style:font-family-generic="roman" style:font-pitch="variable" style:name="Times New Roman"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automatic-styles>
    <style:style style:family="text" style:name="a599130">
      <style:text-properties fo:font-weight="bold" style:font-weight-asian="bold" style:font-weight-complex="bold"/>
    </style:style>
    <style:style style:family="text" style:name="ad75653">
      <style:text-properties fo:font-weight="normal" style:font-weight-asian="normal" style:font-weight-complex="normal"/>
    </style:style>
    <style:style style:family="paragraph" style:name="ac6f353" style:parent-style-name="Default_20_Text"/>
    <style:style style:family="text" style:name="a9d4b9d">
      <style:text-properties fo:font-weight="bold" style:font-weight-asian="bold" style:font-weight-complex="bold"/>
    </style:style>
    <style:style style:family="text" style:name="a558e6f">
      <style:text-properties fo:font-weight="bold" style:font-weight-asian="bold" style:font-weight-complex="bold"/>
    </style:style>
    <style:style style:family="text" style:name="ae9aaee">
      <style:text-properties fo:font-weight="bold" style:font-weight-asian="bold" style:font-weight-complex="bold"/>
    </style:style>
    <style:style style:family="text" style:name="ab76538">
      <style:text-properties fo:font-style="italic" fo:font-weight="bold" style:font-style-asian="italic" style:font-style-complex="italic" style:font-weight-asian="bold" style:font-weight-complex="bold"/>
    </style:style>
    <style:style style:family="text" style:name="a5874ae">
      <style:text-properties fo:font-style="italic" style:font-style-asian="italic" style:font-style-complex="italic"/>
    </style:style>
    <style:style style:family="text" style:name="ac6533c">
      <style:text-properties fo:font-style="italic" fo:font-weight="bold" style:font-style-asian="italic" style:font-style-complex="italic" style:font-weight-asian="bold" style:font-weight-complex="bold"/>
    </style:style>
    <style:style style:family="text" style:name="a5a3d86">
      <style:text-properties fo:font-weight="bold" style:font-weight-asian="bold" style:font-weight-complex="bold"/>
    </style:style>
    <style:style style:family="text" style:name="ae12160">
      <style:text-properties fo:font-style="italic" fo:font-weight="bold" style:font-style-asian="italic" style:font-style-complex="italic" style:font-weight-asian="bold" style:font-weight-complex="bold"/>
    </style:style>
    <style:style style:family="text" style:name="ac79ae2">
      <style:text-properties fo:font-size="15.0pt" fo:font-style="italic" fo:font-weight="normal" style:font-name="Bell MT" style:font-style-asian="italic" style:font-style-complex="italic"/>
    </style:style>
    <style:style style:family="text" style:name="a7c4f24">
      <style:text-properties fo:font-size="15.0pt" fo:font-style="italic" fo:font-weight="normal" style:font-name="Bell MT"/>
    </style:style>
    <style:style style:family="text" style:name="a135272">
      <style:text-properties fo:font-style="italic" fo:font-weight="normal" style:font-name="Bell MT"/>
    </style:style>
    <style:style style:family="text" style:name="a271b7f">
      <style:text-properties fo:font-weight="bold" style:font-weight-asian="bold" style:font-weight-complex="bold"/>
    </style:style>
    <style:style style:family="text" style:name="a0eea67">
      <style:text-properties fo:font-style="italic" fo:font-weight="bold" style:font-style-asian="italic" style:font-style-complex="italic" style:font-weight-asian="bold" style:font-weight-complex="bold"/>
    </style:style>
    <style:style style:family="text" style:name="a8ad385">
      <style:text-properties fo:font-size="20.0pt" fo:font-style="italic" fo:font-weight="bold" style:font-style-asian="italic" style:font-style-complex="italic" style:font-weight-asian="bold" style:font-weight-complex="bold"/>
    </style:style>
    <style:style style:family="text" style:name="ac8d44e">
      <style:text-properties fo:font-size="20.0pt" fo:font-weight="bold" style:font-weight-asian="bold" style:font-weight-complex="bold"/>
    </style:style>
    <style:style style:family="text" style:name="a2b7e7d">
      <style:text-properties fo:font-size="20.0pt"/>
    </style:style>
    <style:style style:family="text" style:name="a9bf54e">
      <style:text-properties fo:background-color="transparent" style:text-underline-style="solid"/>
    </style:style>
    <style:style style:family="paragraph" style:name="a91da80" style:parent-style-name="Default_20_Text">
      <style:text-properties/>
    </style:style>
    <style:style style:family="text" style:name="aa163f1">
      <style:text-properties fo:font-size="18.0pt" fo:font-style="normal" style:font-name="Calibri"/>
    </style:style>
    <style:style style:family="text" style:name="aed1b94">
      <style:text-properties fo:font-weight="bold" style:font-weight-asian="bold" style:font-weight-complex="bold"/>
    </style:style>
    <style:style style:family="text" style:name="a9b313e">
      <style:text-properties fo:font-size="13.0pt" fo:font-style="normal" style:font-name="Times New Roman"/>
    </style:style>
    <style:style style:family="text" style:name="a82c584">
      <style:text-properties fo:background-color="transparent" fo:font-style="italic" style:font-name="Century"/>
    </style:style>
    <style:style style:family="paragraph" style:name="a6f1f01" style:parent-style-name="Default_20_Text">
      <style:text-properties/>
    </style:style>
    <style:style style:family="paragraph" style:name="abc2b0c" style:parent-style-name="Default_20_Text">
      <style:text-properties fo:background-color="transparent" fo:font-style="italic" style:font-name="Century"/>
    </style:style>
    <style:style style:family="text" style:name="a2a8c8c">
      <style:text-properties fo:background-color="transparent" fo:font-weight="bold" style:font-weight-asian="bold" style:font-weight-complex="bold" style:text-underline-style="solid"/>
    </style:style>
    <style:style style:family="text" style:name="ad9e122">
      <style:text-properties fo:background-color="transparent" style:text-underline-style="solid"/>
    </style:style>
    <style:style style:family="text" style:name="a7c75c0">
      <style:text-properties fo:background-color="transparent" fo:font-style="italic" style:font-style-asian="italic" style:font-style-complex="italic" style:text-underline-style="solid"/>
    </style:style>
    <style:style style:family="text" style:name="a5402ab">
      <style:text-properties fo:background-color="transparent" style:text-underline-style="solid"/>
    </style:style>
    <style:style style:family="text" style:name="a188348">
      <style:text-properties fo:background-color="transparent" fo:font-size="8.0pt" style:font-name="Times New Roman" style:text-underline-style="solid"/>
    </style:style>
    <style:style style:family="text" style:name="aa47c9e">
      <style:text-properties fo:background-color="transparent" fo:font-style="italic" style:font-name="Century"/>
    </style:style>
    <style:style style:family="text" style:name="acea19a">
      <style:text-properties fo:font-weight="normal" style:font-weight-asian="normal" style:font-weight-complex="normal"/>
    </style:style>
    <style:style style:family="text" style:name="a162df1">
      <style:text-properties fo:font-weight="bold" style:font-weight-asian="bold" style:font-weight-complex="bold"/>
    </style:style>
    <style:style style:family="text" style:name="a8425a5">
      <style:text-properties fo:font-size="18.0pt" fo:font-style="italic" style:font-size-asian="18.0pt" style:font-style-asian="italic" style:font-style-complex="italic"/>
    </style:style>
    <style:style style:family="text" style:name="a0ce367">
      <style:text-properties fo:color="#0000ff" fo:font-size="18.0pt" fo:font-style="italic" style:font-size-asian="18.0pt" style:font-style-asian="italic" style:font-style-complex="italic"/>
    </style:style>
    <style:style style:family="text" style:name="acc7382">
      <style:text-properties fo:color="#0000ff" fo:font-size="18.0pt" fo:font-weight="bold" style:font-size-asian="18.0pt" style:font-weight-asian="bold" style:font-weight-complex="bold"/>
    </style:style>
    <style:style style:family="text" style:name="a25fae6">
      <style:text-properties fo:font-size="18.0pt" fo:font-weight="bold" style:font-size-asian="18.0pt" style:font-weight-asian="bold" style:font-weight-complex="bold"/>
    </style:style>
    <style:style style:family="text" style:name="a87ece7">
      <style:text-properties fo:font-size="18.0pt" style:font-size-asian="18.0pt"/>
    </style:style>
    <style:style style:family="text" style:name="a69190f">
      <style:text-properties fo:font-weight="bold" style:font-weight-asian="bold" style:font-weight-complex="bold"/>
    </style:style>
    <style:style style:family="paragraph" style:name="a3a2a3b" style:parent-style-name="Default_20_Text">
      <style:text-properties fo:background-color="transparent" fo:font-size="16.0pt" fo:font-style="italic" fo:font-weight="bold" style:font-name="Times New Roman1" style:font-style-asian="italic" style:font-style-complex="italic" style:font-weight-asian="bold" style:font-weight-complex="bold"/>
    </style:style>
    <style:style style:family="paragraph" style:name="a088727" style:parent-style-name="Default_20_Text">
      <style:text-properties fo:background-color="transparent" fo:font-size="16.0pt" fo:font-style="italic" fo:font-weight="bold" style:font-name="Times New Roman1" style:font-style-asian="italic" style:font-style-complex="italic"/>
    </style:style>
    <style:style style:family="text" style:name="a6bab76">
      <style:text-properties fo:background-color="transparent" fo:font-size="13.0pt" fo:font-style="normal" style:font-name="Times New Roman"/>
    </style:style>
    <style:style style:family="text" style:name="a528e82">
      <style:text-properties fo:background-color="transparent" fo:font-size="20.0pt" style:text-underline-style="solid"/>
    </style:style>
    <style:style style:family="text" style:name="a89c379">
      <style:text-properties fo:background-color="transparent" fo:font-size="20.0pt" fo:font-weight="bold" style:font-weight-asian="bold" style:font-weight-complex="bold" style:text-underline-style="solid"/>
    </style:style>
    <style:style style:family="text" style:name="a1ed04e">
      <style:text-properties fo:background-color="transparent" fo:font-size="20.0pt" fo:font-style="italic" fo:font-weight="bold" style:font-style-asian="italic" style:font-style-complex="italic" style:font-weight-asian="bold" style:font-weight-complex="bold" style:text-underline-style="solid"/>
    </style:style>
    <style:style style:family="text" style:name="a2f229b">
      <style:text-properties fo:background-color="transparent" fo:font-style="italic" fo:font-weight="bold" style:font-style-asian="italic" style:font-style-complex="italic" style:font-weight-asian="bold" style:font-weight-complex="bold" style:text-underline-style="solid"/>
    </style:style>
    <style:style style:family="text" style:name="a53a75e">
      <style:text-properties fo:background-color="transparent" fo:font-weight="bold" style:font-weight-asian="bold" style:font-weight-complex="bold" style:text-underline-style="solid"/>
    </style:style>
    <style:style style:family="text" style:name="ab963b5">
      <style:text-properties fo:font-weight="bold" style:font-weight-asian="bold" style:font-weight-complex="bold"/>
    </style:style>
  </office:automatic-styles>
  <office:body>
    <office:text>
      <text:p text:style-name="a088727">Featured Text</text:p>
      <text:p text:style-name="a3a2a3b"/>
      <text:p text:style-name="Default_20_Text"><text:span text:style-name="a69190f">Task1.</text:span><text:span text:style-name="a87ece7">ch</text:span><text:span text:style-name="a25fae6">a</text:span><text:span text:style-name="acc7382">n</text:span><text:span text:style-name="a0ce367">g</text:span><text:span text:style-name="a8425a5">e</text:span><text:s/>“bold” to bold font.</text:p>
      <text:p text:style-name="Default_20_Text"/>
      <text:p text:style-name="Default_20_Text"><text:span text:style-name="a162df1">Task2.</text:span><text:span text:style-name="acea19a">d</text:span>elete<text:s/><text:span text:style-name="aa47c9e">next</text:span><text:s/>paragraph</text:p>
      <text:p text:style-name="Default_20_Text"><text:span text:style-name="a188348">Hello [delete]</text:span><text:span text:style-name="a5402ab">, I<text:s/></text:span><text:span text:style-name="a7c75c0">will</text:span><text:span text:style-name="ad9e122"><text:s/>be<text:s/></text:span><text:span text:style-name="a2a8c8c">delete</text:span></text:p>
      <text:p text:style-name="abc2b0c">indeed<text:s/><text:s text:c="2"/>delete</text:p>
      <text:p text:style-name="a6f1f01"><text:span text:style-name="a6bab76">diff</text:span><text:span text:style-name="a9b313e">erent span in one single word</text:span><text:s/><text:span text:style-name="aed1b94">de</text:span><text:span text:style-name="aa163f1">le</text:span>te indeed</text:p>
      <text:p text:style-name="a91da80"><text:span text:style-name="a9bf54e">He</text:span><text:span text:style-name="a528e82">llo</text:span><text:span text:style-name="a89c379"><text:s/></text:span><text:span text:style-name="a1ed04e">de</text:span><text:span text:style-name="a2f229b">le</text:span><text:span text:style-name="a53a75e">te</text:span><text:span text:style-name="a271b7f"> th</text:span>is w<text:span text:style-name="a135272">ord<text:s/></text:span><text:span text:style-name="a7c4f24">d</text:span><text:span text:style-name="ac79ae2">e</text:span><text:span text:style-name="ae12160">le</text:span><text:span text:style-name="a5a3d86">te true</text:span><text:span text:style-name="ac6533c"><text:s/></text:span><text:span text:style-name="a5874ae">de</text:span><text:span text:style-name="ab76538">l</text:span><text:span text:style-name="ae9aaee">et</text:span>e<text:s/><text:s/>indeed</text:p>
      <text:p text:style-name="Default_20_Text"><text:span text:style-name="a558e6f">Task3.</text:span>turn “red” to red.</text:p>
      <text:p text:style-name="Default_20_Text"/>
      <text:p text:style-name="Default_20_Text"><text:span text:style-name="a9d4b9d">Task4</text:span>.Delete the repeated item in the following set</text:p>
      <text:p text:style-name="Default_20_Text">{1,2,1,3,4,2,4,5,2,6,8,7,3,9,0}</text:p>
      <text:p text:style-name="Default_20_Text"/>
      <text:p text:style-name="ac6f353"><text:span text:style-name="ab963b5">Ta</text:span><text:span text:style-name="a599130">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text:s/><text:s text:c="2"/>&lt;%WORLD%&gt;</text:p>
      <text:p text:style-name="Default_20_Text"/>
      <text:p text:style-name="Default_20_Text">This is a paragraph containing multiple<text:s/><text:s text:c="2"/>spaces between some<text:s/><text:s/>words,<text:s/>and not between some others.</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Times New Roman1" svg:font-family="'Times New Roman'"/>
    <style:font-face style:font-family-generic="roman" style:font-pitch="variable" style:name="Times New Roman"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styles>
    <style:default-style style:family="paragraph">
      <style:paragraph-properties/>
      <style:text-properties fo:country="US" fo:font-size="12.0pt" fo:language="en" style:font-name="Arial" style:font-name-asian="Arial1" style:font-name-complex="Tahoma" style:font-size-asian="12.0pt" style:use-window-font-color="true"/>
    </style:default-style>
    <style:style style:display-name="Default Text" style:family="paragraph" style:name="Default_20_Text" style:parent-style-name="default_paragraph_style"/>
    <style:style style:family="paragraph" style:name="Standard" style:parent-style-name="default_paragraph_style"/>
    <style:style style:display-name="Text Body Single" style:family="paragraph" style:name="Text_20_Body_20_Single" style:parent-style-name="Default_20_Text">
      <style:paragraph-properties fo:margin-bottom="2.12mm" fo:margin-top="0.0mm"/>
    </style:style>
    <style:style style:family="paragraph" style:name="List" style:parent-style-name="Text_20_Body_20_Single">
      <style:text-properties style:font-name-complex="Tahoma1"/>
    </style:style>
    <style:style style:family="paragraph" style:name="Index" style:parent-style-name="Default_20_Text">
      <style:text-properties style:font-name-complex="Tahoma1"/>
    </style:style>
    <style:style style:display-name="Text body" style:family="paragraph" style:name="Text_20_body" style:parent-style-name="Standard">
      <style:paragraph-properties fo:margin-bottom="2.12mm" fo:margin-top="0.0mm"/>
    </style:style>
    <style:style style:family="paragraph" style:name="Caption" style:parent-style-name="Default_20_Text">
      <style:paragraph-properties fo:margin-bottom="2.12mm" fo:margin-top="2.12mm"/>
      <style:text-properties fo:font-size="10.0pt" fo:font-style="italic" style:font-name-complex="Tahoma1" style:font-size-asian="10.0pt" style:font-style-asian="italic" style:font-style-complex="italic"/>
    </style:style>
    <style:default-style style:family="graphic">
      <style:graphic-properties draw:fill="solid" draw:fill-color="#99ccff"/>
      <style:text-properties fo:country="US" fo:font-size="12.0pt" fo:language="en" style:font-name="Arial" style:font-name-asian="Arial1" style:font-name-complex="Tahoma" style:font-size-asian="12.0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21-11-30T10:41:07</dc:date>
    <meta:editing-cycles>2</meta:editing-cycles>
    <meta:editing-duration>PT0.005S</meta:editing-duration>
  </office:meta>
</office:document-meta>
</file>